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27000000E77E780026FFE1AED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" svg:font-family="'Angsana New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Cordia New" svg:font-family="'Cordia New'" style:font-family-generic="swiss" style:font-pitch="variable"/>
    <style:font-face style:name="Segoe UI" svg:font-family="'Segoe UI'" style:font-family-generic="swiss" style:font-pitch="variable"/>
    <style:font-face style:name="TH SarabunPSK" svg:font-family="'TH SarabunPSK'" style:font-family-generic="swiss" style:font-pitch="variable"/>
  </office:font-face-decls>
  <office:automatic-styles>
    <style:style style:name="P1" style:family="paragraph" style:parent-style-name="ปกติ">
      <style:paragraph-properties fo:line-height="70%"/>
      <style:text-properties style:font-name="Angsana New" fo:font-size="36pt" fo:font-weight="bold" style:font-size-asian="36pt" style:font-weight-asian="bold" style:font-name-complex="Angsana New" style:font-size-complex="36pt" style:font-weight-complex="bold"/>
    </style:style>
    <style:style style:name="P2" style:family="paragraph" style:parent-style-name="ปกติ">
      <style:paragraph-properties fo:text-align="center" style:justify-single-word="false"/>
    </style:style>
    <style:style style:name="P3" style:family="paragraph" style:parent-style-name="ปกติ">
      <style:paragraph-properties fo:line-height="70%"/>
    </style:style>
    <style:style style:name="P4" style:family="paragraph" style:parent-style-name="ปกติ">
      <style:paragraph-properties fo:text-align="end" style:justify-single-word="false"/>
    </style:style>
    <style:style style:name="P5" style:family="paragraph" style:parent-style-name="ปกติ">
      <style:paragraph-properties>
        <style:tab-stops>
          <style:tab-stop style:position="16.521cm" style:type="right"/>
        </style:tab-stops>
      </style:paragraph-properties>
      <style:text-properties style:font-name="Calibri Light" fo:font-size="14pt" style:font-size-asian="14pt" style:font-name-complex="Angsana New" style:font-size-complex="14pt"/>
    </style:style>
    <style:style style:name="P6" style:family="paragraph" style:parent-style-name="ปกติ">
      <style:paragraph-properties>
        <style:tab-stops>
          <style:tab-stop style:position="10.786cm"/>
          <style:tab-stop style:position="11.001cm"/>
          <style:tab-stop style:position="11.446cm"/>
          <style:tab-stop style:position="16.521cm" style:type="right"/>
        </style:tab-stops>
      </style:paragraph-properties>
      <style:text-properties style:font-name="Calibri Light" fo:font-size="14pt" style:font-size-asian="14pt" style:font-name-complex="Angsana New" style:font-size-complex="14pt"/>
    </style:style>
    <style:style style:name="P7" style:family="paragraph" style:parent-style-name="ปกติ">
      <style:paragraph-properties fo:margin-top="0.106cm" fo:margin-bottom="0.282cm" loext:contextual-spacing="false" fo:text-align="end" style:justify-single-word="false"/>
      <style:text-properties fo:font-size="24pt" fo:font-weight="bold" style:font-size-asian="24pt" style:font-weight-asian="bold" style:font-name-complex="Times New Roman" style:font-size-complex="24pt" style:font-weight-complex="bold"/>
    </style:style>
    <style:style style:name="P8" style:family="paragraph" style:parent-style-name="ปกติ">
      <style:paragraph-properties fo:margin-top="0.106cm" fo:margin-bottom="0.282cm" loext:contextual-spacing="false" fo:text-align="end" style:justify-single-word="false"/>
    </style:style>
    <style:style style:name="P9" style:family="paragraph" style:parent-style-name="ปกติ">
      <style:paragraph-properties fo:margin-top="0.106cm" fo:margin-bottom="0.282cm" loext:contextual-spacing="false" fo:line-height="70%"/>
    </style:style>
    <style:style style:name="P10" style:family="paragraph" style:parent-style-name="หัวกระดาษ">
      <style:text-properties fo:language="en" fo:country="GB"/>
    </style:style>
    <style:style style:name="P11" style:family="paragraph" style:parent-style-name="ปกติ">
      <style:paragraph-properties fo:margin-left="-0.318cm" fo:margin-right="-0.318cm" fo:text-align="end" style:justify-single-word="false" fo:text-indent="0cm" style:auto-text-indent="false">
        <style:tab-stops/>
      </style:paragraph-properties>
    </style:style>
    <style:style style:name="P12" style:family="paragraph" style:parent-style-name="ปกติ">
      <style:paragraph-properties fo:margin-left="-0.318cm" fo:margin-right="-0.318cm" fo:text-indent="0cm" style:auto-text-indent="false">
        <style:tab-stops/>
      </style:paragraph-properties>
    </style:style>
    <style:style style:name="P13" style:family="paragraph" style:parent-style-name="ปกติ">
      <style:paragraph-properties fo:margin-left="-0.318cm" fo:margin-right="-0.318cm" fo:text-indent="0cm" style:auto-text-indent="false">
        <style:tab-stops/>
      </style:paragraph-properties>
      <style:text-properties style:font-name="Calibri Light" fo:font-size="14pt" style:font-size-asian="14pt" style:font-name-complex="Angsana New" style:font-size-complex="14pt"/>
    </style:style>
    <style:style style:name="P14" style:family="paragraph" style:parent-style-name="ปกติ">
      <style:paragraph-properties fo:margin-left="6.668cm" fo:margin-right="-0.318cm" fo:text-align="center" style:justify-single-word="false" fo:text-indent="0cm" style:auto-text-indent="false">
        <style:tab-stops/>
      </style:paragraph-properties>
      <style:text-properties style:font-name="Calibri Light" fo:font-size="14pt" style:font-size-asian="14pt" style:font-name-complex="Angsana New" style:font-size-complex="14pt"/>
    </style:style>
    <style:style style:name="P15" style:family="paragraph" style:parent-style-name="ปกติ">
      <style:paragraph-properties fo:margin-left="6.668cm" fo:margin-right="-0.318cm" fo:text-align="center" style:justify-single-word="false" fo:text-indent="0cm" style:auto-text-indent="false">
        <style:tab-stops/>
      </style:paragraph-properties>
    </style:style>
    <style:style style:name="P16" style:family="paragraph" style:parent-style-name="ปกติ">
      <style:paragraph-properties>
        <style:tab-stops>
          <style:tab-stop style:position="16.521cm" style:type="right"/>
        </style:tab-stops>
      </style:paragraph-properties>
      <style:text-properties style:font-name="Calibri Light1" fo:font-size="14pt" style:font-size-asian="14pt" style:font-name-complex="Angsana New" style:font-size-complex="14pt"/>
    </style:style>
    <style:style style:name="P17" style:family="paragraph" style:parent-style-name="ปกติ" style:master-page-name="MP0">
      <style:paragraph-properties fo:margin-left="-0.318cm" fo:margin-right="-0.318cm" fo:text-align="end" style:justify-single-word="false" fo:text-indent="0cm" style:auto-text-indent="false" style:page-number="auto" fo:break-before="page">
        <style:tab-stops/>
      </style:paragraph-properties>
      <style:text-properties style:font-name="Angsana New" fo:font-size="18pt" style:font-size-asian="18pt" style:font-name-complex="Angsana New" style:font-size-complex="18pt"/>
    </style:style>
    <style:style style:name="P18" style:family="paragraph" style:parent-style-name="ปกติ">
      <style:paragraph-properties fo:margin-left="-0.318cm" fo:margin-right="-0.318cm" fo:text-indent="0cm" style:auto-text-indent="false">
        <style:tab-stops/>
      </style:paragraph-properties>
      <style:text-properties style:font-name="Calibri Light" fo:font-size="14pt" style:font-size-asian="14pt" style:font-size-complex="14pt"/>
    </style:style>
    <style:style style:name="P19" style:family="paragraph" style:parent-style-name="ปกติ">
      <style:paragraph-properties fo:margin-left="-0.318cm" fo:margin-right="-0.318cm" fo:text-indent="0cm" style:auto-text-indent="false">
        <style:tab-stops/>
      </style:paragraph-properties>
      <style:text-properties style:font-name="TH SarabunPSK" fo:font-size="18pt" style:font-size-asian="18pt" style:font-size-complex="18pt"/>
    </style:style>
    <style:style style:name="T1" style:family="text">
      <style:text-properties style:font-name="Angsana New" fo:font-size="36pt" fo:font-weight="bold" style:font-size-asian="36pt" style:font-weight-asian="bold" style:font-name-complex="Angsana New" style:font-size-complex="36pt" style:font-weight-complex="bold"/>
    </style:style>
    <style:style style:name="T2" style:family="text">
      <style:text-properties style:font-name="Angsana New" fo:font-size="18pt" fo:font-style="italic" style:font-size-asian="18pt" style:font-style-asian="italic" style:font-name-complex="Angsana New" style:font-size-complex="18pt" style:font-style-complex="italic"/>
    </style:style>
    <style:style style:name="T3" style:family="text">
      <style:text-properties style:font-name="Angsana New" fo:font-size="16pt" fo:font-style="italic" style:font-size-asian="16pt" style:font-style-asian="italic" style:font-name-complex="Angsana New" style:font-size-complex="16pt" style:font-style-complex="italic"/>
    </style:style>
    <style:style style:name="T4" style:family="text">
      <style:text-properties style:font-name="Angsana New" fo:font-size="16pt" fo:font-style="italic" style:font-size-asian="16pt" style:font-style-asian="italic" style:font-size-complex="16pt" style:font-style-complex="italic"/>
    </style:style>
    <style:style style:name="T5" style:family="text">
      <style:text-properties style:font-name="Calibri" fo:font-size="24pt" fo:language="pt" fo:country="BR" fo:font-weight="bold" style:font-size-asian="24pt" style:font-weight-asian="bold" style:font-name-complex="Times New Roman" style:font-size-complex="24pt" style:font-weight-complex="bold"/>
    </style:style>
    <style:style style:name="T6" style:family="text">
      <style:text-properties style:font-name="Calibri" fo:font-size="24pt" fo:language="pt" fo:country="BR" fo:font-style="italic" fo:font-weight="bold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T7" style:family="text">
      <style:text-properties style:font-name="Calibri Light" fo:font-size="18pt" fo:font-style="italic" style:font-size-asian="18pt" style:font-style-asian="italic" style:font-name-complex="Angsana New" style:font-size-complex="18pt" style:font-style-complex="italic"/>
    </style:style>
    <style:style style:name="T8" style:family="text">
      <style:text-properties style:font-name="Calibri Light" fo:font-style="italic" style:font-style-asian="italic" style:font-name-complex="Times New Roman" style:font-size-complex="11pt" style:font-style-complex="italic"/>
    </style:style>
    <style:style style:name="T9" style:family="text">
      <style:text-properties style:font-name="Calibri Light" fo:font-style="italic" style:font-style-asian="italic" style:font-style-complex="italic"/>
    </style:style>
    <style:style style:name="T10" style:family="text">
      <style:text-properties style:font-name="Calibri Light" fo:font-size="10pt" fo:font-style="italic" style:font-size-asian="10pt" style:font-style-asian="italic" style:font-name-complex="Angsana New" style:font-size-complex="10pt" style:font-style-complex="italic"/>
    </style:style>
    <style:style style:name="T11" style:family="text">
      <style:text-properties style:font-name="Calibri Light" fo:font-size="10pt" fo:font-style="italic" style:font-size-asian="10pt" style:font-style-asian="italic" style:font-size-complex="10pt" style:font-style-complex="italic"/>
    </style:style>
    <style:style style:name="T12" style:family="text">
      <style:text-properties style:font-name="Calibri Light" fo:font-size="10pt" fo:font-style="italic" style:font-size-asian="10pt" style:font-style-asian="italic" style:font-name-complex="Times New Roman" style:font-size-complex="10pt" style:font-style-complex="italic"/>
    </style:style>
    <style:style style:name="T13" style:family="text">
      <style:text-properties style:font-name="Calibri Light" fo:font-size="14pt" style:font-size-asian="14pt" style:font-name-complex="Angsana New" style:font-size-complex="14pt"/>
    </style:style>
    <style:style style:name="T14" style:family="text">
      <style:text-properties style:font-name="Calibri Light" fo:font-size="14pt" style:font-size-asian="14pt" style:font-size-complex="14pt"/>
    </style:style>
    <style:style style:name="T15" style:family="text">
      <style:text-properties style:font-name="TH SarabunPSK" fo:font-size="20pt" style:font-size-asian="20pt" style:font-name-complex="TH SarabunPSK" style:font-size-complex="20pt"/>
    </style:style>
    <style:style style:name="T16" style:family="text">
      <style:text-properties fo:font-size="14pt" style:font-size-asian="14pt" style:font-name-complex="Angsana New" style:font-size-complex="14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style:font-name="TH SarabunPSK"/>
    </style:style>
    <style:style style:name="T19" style:family="text">
      <style:text-properties style:font-name="TH SarabunPSK" fo:font-size="14pt" style:font-size-asian="14pt" style:font-name-complex="Angsana New" style:font-size-complex="14pt"/>
    </style:style>
    <style:style style:name="T20" style:family="text">
      <style:text-properties style:font-name="TH SarabunPSK" style:font-name-complex="Angsana New"/>
    </style:style>
    <style:style style:name="T21" style:family="text">
      <style:text-properties style:font-name="TH SarabunPSK" fo:font-size="18pt" style:font-size-asian="18pt" style:font-size-complex="18pt"/>
    </style:style>
    <style:style style:name="T22" style:family="text">
      <style:text-properties style:font-name="TH SarabunPSK" fo:font-size="18pt" style:font-size-asian="18pt" style:font-name-complex="Angsana New" style:font-size-complex="18pt"/>
    </style:style>
    <style:style style:name="T23" style:family="text">
      <style:text-properties style:font-name="Calibri Light1"/>
    </style:style>
    <style:style style:name="T24" style:family="text">
      <style:text-properties style:font-name="Calibri Light1" fo:font-size="14pt" style:font-size-asian="14pt" style:font-name-complex="Angsana New" style:font-size-complex="14pt"/>
    </style:style>
    <style:style style:name="T25" style:family="text">
      <style:text-properties style:font-name="Calibri Light1" fo:font-size="14pt" style:font-size-asian="14pt" style:font-size-complex="14pt"/>
    </style:style>
    <style:style style:name="T26" style:family="text">
      <style:text-properties style:font-name="Calibri Light1" style:font-name-complex="Angsana New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month number:calendar="gregorian" number:style="long" number:textual="true"/>
      <number:text> </number:text>
      <number:day number:calendar="gregorian"/>
      <number:text>, </number:text>
      <number:year number:calendar="gregorian"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1"><text:span text:style-name="แบบอักษรของย่อหน้าเริ่มต้น"><text:span text:style-name="T13"><text:date style:data-style-name="N10121" text:date-value="2018-06-23T16:53:12.033999902">June 23, 2018</text:date></text:span></text:span></text:p>
      <text:p text:style-name="P18">«nameEmbassyEnglish»</text:p>
      <text:p text:style-name="P19">«addressEmbassyLine1»</text:p>
      <text:p text:style-name="P19">«addressEmbassyLine2»</text:p>
      <text:p text:style-name="P12"><text:span text:style-name="T21">«addressEmbassyLine3»</text:span><text:span text:style-name="แบบอักษรของย่อหน้าเริ่มต้น"><text:span text:style-name="T22"><text:line-break/></text:span></text:span><text:span text:style-name="T21">«addressEmbassyLine4»</text:span></text:p>
      <text:p text:style-name="P13"/>
      <text:p text:style-name="P13">To Whom It May Concern,</text:p>
      <text:p text:style-name="P13"/>
      <text:p text:style-name="P12"><text:span text:style-name="แบบอักษรของย่อหน้าเริ่มต้น"><text:span text:style-name="T24">I would like to confirm that </text:span></text:span><text:span text:style-name="T25">«titleEN»</text:span><text:span text:style-name="แบบอักษรของย่อหน้าเริ่มต้น"><text:span text:style-name="T25"> </text:span></text:span><text:span text:style-name="T25">«name»</text:span><text:span text:style-name="แบบอักษรของย่อหน้าเริ่มต้น"><text:span text:style-name="T24"> </text:span></text:span><text:span text:style-name="T25">«middleName»</text:span><text:span text:style-name="แบบอักษรของย่อหน้าเริ่มต้น"><text:span text:style-name="T25"> </text:span></text:span><text:span text:style-name="T25">«lastName»</text:span><text:span text:style-name="แบบอักษรของย่อหน้าเริ่มต้น"><text:span text:style-name="T25"> </text:span></text:span><text:span text:style-name="แบบอักษรของย่อหน้าเริ่มต้น"><text:span text:style-name="T24">with </text:span></text:span><text:span text:style-name="T25">«nationality»</text:span><text:span text:style-name="แบบอักษรของย่อหน้าเริ่มต้น"><text:span text:style-name="T25"> </text:span></text:span><text:span text:style-name="แบบอักษรของย่อหน้าเริ่มต้น"><text:span text:style-name="T24">passport no</text:span></text:span><text:span text:style-name="แบบอักษรของย่อหน้าเริ่มต้น"><text:span text:style-name="T25">. </text:span></text:span><text:span text:style-name="T25">«passportNumber»</text:span><text:span text:style-name="แบบอักษรของย่อหน้าเริ่มต้น"><text:span text:style-name="T25"> </text:span></text:span><text:span text:style-name="แบบอักษรของย่อหน้าเริ่มต้น"><text:span text:style-name="T24">will be staying at my monastery Wat Marp Jan, Klaeng, Ampher Muang, Rayong, Thailand, as a Buddhist Monk for his stay of three months in Thailand</text:span></text:span><text:span text:style-name="แบบอักษรของย่อหน้าเริ่มต้น"><text:span text:style-name="T25">. </text:span></text:span><text:span text:style-name="แบบอักษรของย่อหน้าเริ่มต้น"><text:span text:style-name="T24">We are able and willing to receive him and provide for his needs for the time that he remains within the country</text:span></text:span><text:span text:style-name="แบบอักษรของย่อหน้าเริ่มต้น"><text:span text:style-name="T25">. </text:span></text:span><text:span text:style-name="แบบอักษรของย่อหน้าเริ่มต้น"><text:span text:style-name="T24">If there are any issues or concerns regarding his intentions, please feel free to contact me</text:span></text:span><text:span text:style-name="แบบอักษรของย่อหน้าเริ่มต้น"><text:span text:style-name="T25">.</text:span></text:span></text:p>
      <text:p text:style-name="P16"/>
      <text:p text:style-name="P5"/>
      <text:p text:style-name="P6"><text:tab/>Sincerely,</text:p>
      <text:p text:style-name="P14"/>
      <text:p text:style-name="P15"><text:span text:style-name="แบบอักษรของย่อหน้าเริ่มต้น"><text:span text:style-name="T14">................................................................</text:span></text:span></text:p>
      <text:p text:style-name="P15"><text:span text:style-name="แบบอักษรของย่อหน้าเริ่มต้น"><text:span text:style-name="T15">(พระครูปลัดอนันต์ <text:s/>อกิญฺจโน)</text:span></text:span></text:p>
      <text:p text:style-name="P15"><text:span text:style-name="แบบอักษรของย่อหน้าเริ่มต้น"><text:span text:style-name="T15">เจ้าอาวาสวัดมาบจันทร์</text:span></text:span></text:p>
      <text:p text:style-name="P15"><text:span text:style-name="แบบอักษรของย่อหน้าเริ่มต้น"><text:span text:style-name="T15">ต.แกลง อ.เมือง จ.ระยอง</text:span></text:span></text:p>
      <text:p text:style-name="P15"><text:span text:style-name="แบบอักษรของย่อหน้าเริ่มต้น"><text:span text:style-name="T14">(</text:span></text:span><text:span text:style-name="แบบอักษรของย่อหน้าเริ่มต้น"><text:span text:style-name="T13">Ajahn Anan Akiñcano</text:span></text:span><text:span text:style-name="แบบอักษรของย่อหน้าเริ่มต้น"><text:span text:style-name="T14">)</text:span></text:span></text:p>
      <text:p text:style-name="P14">Abbot, Wat Marp Jan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gsana New" svg:font-family="'Angsana New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Cordia New" svg:font-family="'Cordia New'" style:font-family-generic="swiss" style:font-pitch="variable"/>
    <style:font-face style:name="Segoe UI" svg:font-family="'Segoe UI'" style:font-family-generic="swiss" style:font-pitch="variable"/>
    <style:font-face style:name="TH SarabunPSK" svg:font-family="'TH SarabunPSK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ordia New" style:font-size-complex="14pt" style:language-complex="th" style:country-complex="TH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ordia New" style:font-size-complex="14pt" style:language-complex="th" style:country-complex="TH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ปกติ" style:family="paragraph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Angsana New" style:font-family-complex="'Angsana New'" style:font-family-generic-complex="roman" style:font-pitch-complex="variable" style:font-size-complex="12pt" fo:hyphenate="false"/>
    </style:style>
    <style:style style:name="หัวกระดาษ" style:family="paragraph" style:parent-style-name="ปกติ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ordia New" style:font-family-complex="'Cordia New'" style:font-family-generic-complex="swiss" style:font-pitch-complex="variable" style:font-size-complex="14pt" fo:hyphenate="false"/>
    </style:style>
    <style:style style:name="ท้ายกระดาษ" style:family="paragraph" style:parent-style-name="ปกติ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ordia New" style:font-family-complex="'Cordia New'" style:font-family-generic-complex="swiss" style:font-pitch-complex="variable" style:font-size-complex="14pt" fo:hyphenate="false"/>
    </style:style>
    <style:style style:name="ข้อความบอลลูน" style:family="paragraph" style:parent-style-name="ปกติ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size-complex="11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แบบอักษรของย่อหน้าเริ่มต้น" style:family="text"/>
    <style:style style:name="การเชื่อมโยงหลายมิติ" style:family="text" style:parent-style-name="แบบอักษรของย่อหน้าเริ่มต้น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หัวกระดาษ_20_อักขระ" style:display-name="หัวกระดาษ อักขระ" style:family="text" style:parent-style-name="แบบอักษรของย่อหน้าเริ่มต้น"/>
    <style:style style:name="ท้ายกระดาษ_20_อักขระ" style:display-name="ท้ายกระดาษ อักขระ" style:family="text" style:parent-style-name="แบบอักษรของย่อหน้าเริ่มต้น"/>
    <style:style style:name="ข้อความบอลลูน_20_อักขระ" style:display-name="ข้อความบอลลูน อักขระ" style:family="text" style:parent-style-name="แบบอักษรของย่อหน้าเริ่มต้น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Angsana New" style:font-family-complex="'Angsana New'" style:font-family-generic-complex="roman" style:font-pitch-complex="variable" style:font-size-complex="11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.487cm" fo:margin-left="-1cm" table:align="left"/>
    </style:style>
    <style:style style:name="Table1.A" style:family="table-column">
      <style:table-column-properties style:column-width="7.486cm"/>
    </style:style>
    <style:style style:name="Table1.B" style:family="table-column">
      <style:table-column-properties style:column-width="2.501cm"/>
    </style:style>
    <style:style style:name="Table1.C" style:family="table-column">
      <style:table-column-properties style:column-width="7.5cm"/>
    </style:style>
    <style:style style:name="Table1.1" style:family="table-row">
      <style:table-row-properties style:row-height="0.199cm" style:use-optimal-row-height="false"/>
    </style:style>
    <style:style style:name="Table1.A1" style:family="table-cell">
      <style:table-cell-properties fo:padding-left="0.101cm" fo:padding-right="0.101cm" fo:padding-top="0cm" fo:padding-bottom="0cm" fo:border="none"/>
    </style:style>
    <style:style style:name="Table1.C1" style:family="table-cell">
      <style:table-cell-properties style:vertical-align="middle" fo:padding-left="0.101cm" fo:padding-right="0.101cm" fo:padding-top="0cm" fo:padding-bottom="0cm" fo:border="none"/>
    </style:style>
    <style:style style:name="Table1.2" style:family="table-row">
      <style:table-row-properties style:row-height="1.101cm" style:use-optimal-row-height="false"/>
    </style:style>
    <style:style style:name="Table1.3" style:family="table-row">
      <style:table-row-properties style:row-height="0.6cm" style:use-optimal-row-height="false"/>
    </style:style>
    <style:style style:name="Table1.4" style:family="table-row">
      <style:table-row-properties style:row-height="0.773cm" style:use-optimal-row-height="false"/>
    </style:style>
    <style:style style:name="MP1" style:family="paragraph" style:parent-style-name="ปกติ">
      <style:paragraph-properties fo:line-height="70%"/>
      <style:text-properties style:font-name="Angsana New" fo:font-size="36pt" fo:font-weight="bold" style:font-size-asian="36pt" style:font-weight-asian="bold" style:font-name-complex="Angsana New" style:font-size-complex="36pt" style:font-weight-complex="bold"/>
    </style:style>
    <style:style style:name="MP2" style:family="paragraph" style:parent-style-name="ปกติ">
      <style:paragraph-properties fo:text-align="center" style:justify-single-word="false"/>
    </style:style>
    <style:style style:name="MP3" style:family="paragraph" style:parent-style-name="ปกติ">
      <style:paragraph-properties fo:margin-top="0.106cm" fo:margin-bottom="0.282cm" loext:contextual-spacing="false" fo:text-align="end" style:justify-single-word="false"/>
      <style:text-properties fo:font-size="24pt" fo:font-weight="bold" style:font-size-asian="24pt" style:font-weight-asian="bold" style:font-name-complex="Times New Roman" style:font-size-complex="24pt" style:font-weight-complex="bold"/>
    </style:style>
    <style:style style:name="MP4" style:family="paragraph" style:parent-style-name="ปกติ">
      <style:paragraph-properties fo:line-height="70%"/>
    </style:style>
    <style:style style:name="MP5" style:family="paragraph" style:parent-style-name="ปกติ">
      <style:paragraph-properties fo:margin-top="0.106cm" fo:margin-bottom="0.282cm" loext:contextual-spacing="false" fo:text-align="end" style:justify-single-word="false"/>
    </style:style>
    <style:style style:name="MP6" style:family="paragraph" style:parent-style-name="ปกติ">
      <style:paragraph-properties fo:margin-top="0.106cm" fo:margin-bottom="0.282cm" loext:contextual-spacing="false" fo:line-height="70%"/>
    </style:style>
    <style:style style:name="MP7" style:family="paragraph" style:parent-style-name="ปกติ">
      <style:paragraph-properties fo:text-align="end" style:justify-single-word="false"/>
    </style:style>
    <style:style style:name="MP8" style:family="paragraph" style:parent-style-name="หัวกระดาษ">
      <style:text-properties fo:language="en" fo:country="GB"/>
    </style:style>
    <style:style style:name="MT1" style:family="text">
      <style:text-properties style:font-name="Angsana New" fo:font-size="36pt" fo:font-weight="bold" style:font-size-asian="36pt" style:font-weight-asian="bold" style:font-name-complex="Angsana New" style:font-size-complex="36pt" style:font-weight-complex="bold"/>
    </style:style>
    <style:style style:name="MT2" style:family="text">
      <style:text-properties style:font-name="Calibri" fo:font-size="24pt" fo:language="pt" fo:country="BR" fo:font-weight="bold" style:font-size-asian="24pt" style:font-weight-asian="bold" style:font-name-complex="Times New Roman" style:font-size-complex="24pt" style:font-weight-complex="bold"/>
    </style:style>
    <style:style style:name="MT3" style:family="text">
      <style:text-properties style:font-name="Calibri" fo:font-size="24pt" fo:language="pt" fo:country="BR" fo:font-style="italic" fo:font-weight="bold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MT4" style:family="text">
      <style:text-properties style:font-name="Angsana New" fo:font-size="18pt" fo:font-style="italic" style:font-size-asian="18pt" style:font-style-asian="italic" style:font-name-complex="Angsana New" style:font-size-complex="18pt" style:font-style-complex="italic"/>
    </style:style>
    <style:style style:name="MT5" style:family="text">
      <style:text-properties style:font-name="Calibri Light" fo:font-size="18pt" fo:font-style="italic" style:font-size-asian="18pt" style:font-style-asian="italic" style:font-name-complex="Angsana New" style:font-size-complex="18pt" style:font-style-complex="italic"/>
    </style:style>
    <style:style style:name="MT6" style:family="text">
      <style:text-properties style:font-name="Calibri Light" fo:font-style="italic" style:font-style-asian="italic" style:font-name-complex="Times New Roman" style:font-size-complex="11pt" style:font-style-complex="italic"/>
    </style:style>
    <style:style style:name="MT7" style:family="text">
      <style:text-properties style:font-name="Calibri Light" fo:font-style="italic" style:font-style-asian="italic" style:font-style-complex="italic"/>
    </style:style>
    <style:style style:name="MT8" style:family="text">
      <style:text-properties style:font-name="Angsana New" fo:font-size="16pt" fo:font-style="italic" style:font-size-asian="16pt" style:font-style-asian="italic" style:font-name-complex="Angsana New" style:font-size-complex="16pt" style:font-style-complex="italic"/>
    </style:style>
    <style:style style:name="MT9" style:family="text">
      <style:text-properties style:font-name="Angsana New" fo:font-size="16pt" fo:font-style="italic" style:font-size-asian="16pt" style:font-style-asian="italic" style:font-size-complex="16pt" style:font-style-complex="italic"/>
    </style:style>
    <style:style style:name="MT10" style:family="text">
      <style:text-properties style:font-name="Calibri Light" fo:font-size="10pt" fo:font-style="italic" style:font-size-asian="10pt" style:font-style-asian="italic" style:font-name-complex="Angsana New" style:font-size-complex="10pt" style:font-style-complex="italic"/>
    </style:style>
    <style:style style:name="MT11" style:family="text">
      <style:text-properties style:font-name="Calibri Light" fo:font-size="10pt" fo:font-style="italic" style:font-size-asian="10pt" style:font-style-asian="italic" style:font-size-complex="10pt" style:font-style-complex="italic"/>
    </style:style>
    <style:style style:name="MT12" style:family="text">
      <style:text-properties style:font-name="Calibri Light" fo:font-size="10pt" fo:font-style="italic" style:font-size-asian="10pt" style:font-style-asian="italic" style:font-name-complex="Times New Roman" style:font-size-complex="10pt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2cm" style:num-format="1" style:print-orientation="portrait" fo:margin-top="1.27cm" fo:margin-bottom="1.27cm" fo:margin-left="3.17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C1" office:value-type="string">
              <text:p text:style-name="MP3"/>
            </table:table-cell>
          </table:table-row>
          <table:table-row table:style-name="Table1.2">
            <table:table-cell table:style-name="Table1.A1" office:value-type="string">
              <text:p text:style-name="MP4"><text:span text:style-name="แบบอักษรของย่อหน้าเริ่มต้น"><text:span text:style-name="MT1">วั ด ม า บ จั น ท ร์</text:span></text:span></text:p>
            </table:table-cell>
            <table:table-cell table:style-name="Table1.A1" table:number-rows-spanned="3" office:value-type="string">
              <text:p text:style-name="MP2"><draw:frame draw:style-name="Mfr1" draw:name="Picture 1" text:anchor-type="paragraph" svg:x="-0.261cm" svg:y="-0.15cm" svg:width="3.18cm" style:rel-width="scale" svg:height="2.491cm" style:rel-height="scale" draw:z-index="0"><draw:image xlink:href="Pictures/1000020100000127000000E77E780026FFE1AEDF.png" xlink:type="simple" xlink:show="embed" xlink:actuate="onLoad" loext:mime-type="image/png"/></draw:frame></text:p>
            </table:table-cell>
            <table:table-cell table:style-name="Table1.C1" office:value-type="string">
              <text:p text:style-name="MP5"><text:span text:style-name="แบบอักษรของย่อหน้าเริ่มต้น"><text:span text:style-name="MT2">W a t <text:s/>M a r p <text:s/>J a n<text:line-break/></text:span></text:span><text:span text:style-name="แบบอักษรของย่อหน้าเริ่มต้น"><text:span text:style-name="MT3"><text:line-break/></text:span></text:span></text:p>
            </table:table-cell>
          </table:table-row>
          <table:table-row table:style-name="Table1.3">
            <table:table-cell table:style-name="Table1.A1" office:value-type="string">
              <text:p text:style-name="MP6"><text:span text:style-name="แบบอักษรของย่อหน้าเริ่มต้น"><text:span text:style-name="MT4">ต.แกลง อ.เมือง จ.ระยอง <text:s/></text:span></text:span><text:span text:style-name="แบบอักษรของย่อหน้าเริ่มต้น"><text:span text:style-name="MT5">21160</text:span></text:span><text:span text:style-name="แบบอักษรของย่อหน้าเริ่มต้น"><text:span text:style-name="MT4"><text:line-break/></text:span></text:span></text:p>
            </table:table-cell>
            <table:covered-table-cell/>
            <table:table-cell table:style-name="Table1.A1" office:value-type="string">
              <text:p text:style-name="MP7"><text:span text:style-name="แบบอักษรของย่อหน้าเริ่มต้น"><text:span text:style-name="MT6">Klaeng, Ampher Muang, Rayong 21160</text:span></text:span><text:span text:style-name="แบบอักษรของย่อหน้าเริ่มต้น"><text:span text:style-name="MT7"> </text:span></text:span></text:p>
            </table:table-cell>
          </table:table-row>
          <table:table-row table:style-name="Table1.4">
            <table:table-cell table:style-name="Table1.A1" office:value-type="string">
              <text:p text:style-name="MP6"><text:span text:style-name="แบบอักษรของย่อหน้าเริ่มต้น"><text:span text:style-name="MT8">โทร</text:span></text:span><text:span text:style-name="แบบอักษรของย่อหน้าเริ่มต้น"><text:span text:style-name="MT9">.</text:span></text:span><text:span text:style-name="แบบอักษรของย่อหน้าเริ่มต้น"><text:span text:style-name="MT8"> </text:span></text:span><text:span text:style-name="แบบอักษรของย่อหน้าเริ่มต้น"><text:span text:style-name="MT10">0</text:span></text:span><text:span text:style-name="แบบอักษรของย่อหน้าเริ่มต้น"><text:span text:style-name="MT11">-</text:span></text:span><text:span text:style-name="แบบอักษรของย่อหน้าเริ่มต้น"><text:span text:style-name="MT10">3802-6251</text:span></text:span><text:span text:style-name="แบบอักษรของย่อหน้าเริ่มต้น"><text:span text:style-name="MT8"> <text:s/>อีเมล</text:span></text:span><text:span text:style-name="แบบอักษรของย่อหน้าเริ่มต้น"><text:span text:style-name="MT9">:</text:span></text:span><text:span text:style-name="แบบอักษรของย่อหน้าเริ่มต้น"><text:span text:style-name="MT8"> </text:span></text:span><text:span text:style-name="แบบอักษรของย่อหน้าเริ่มต้น"><text:span text:style-name="MT10">marpjan@gmail</text:span></text:span><text:span text:style-name="แบบอักษรของย่อหน้าเริ่มต้น"><text:span text:style-name="MT11">.</text:span></text:span><text:span text:style-name="แบบอักษรของย่อหน้าเริ่มต้น"><text:span text:style-name="MT10">com</text:span></text:span></text:p>
            </table:table-cell>
            <table:covered-table-cell/>
            <table:table-cell table:style-name="Table1.A1" office:value-type="string">
              <text:p text:style-name="MP5"><text:span text:style-name="แบบอักษรของย่อหน้าเริ่มต้น"><text:span text:style-name="MT12">Tel</text:span></text:span><text:span text:style-name="แบบอักษรของย่อหน้าเริ่มต้น"><text:span text:style-name="MT11">. </text:span></text:span><text:span text:style-name="แบบอักษรของย่อหน้าเริ่มต้น"><text:span text:style-name="MT12">0</text:span></text:span><text:span text:style-name="แบบอักษรของย่อหน้าเริ่มต้น"><text:span text:style-name="MT11">-</text:span></text:span><text:span text:style-name="แบบอักษรของย่อหน้าเริ่มต้น"><text:span text:style-name="MT12">3802</text:span></text:span><text:span text:style-name="แบบอักษรของย่อหน้าเริ่มต้น"><text:span text:style-name="MT11">-</text:span></text:span><text:span text:style-name="แบบอักษรของย่อหน้าเริ่มต้น"><text:span text:style-name="MT12">6251 <text:s/>Email</text:span></text:span><text:span text:style-name="แบบอักษรของย่อหน้าเริ่มต้น"><text:span text:style-name="MT11">: </text:span></text:span><text:span text:style-name="แบบอักษรของย่อหน้าเริ่มต้น"><text:span text:style-name="MT12">marpjan@gmail</text:span></text:span><text:span text:style-name="แบบอักษรของย่อหน้าเริ่มต้น"><text:span text:style-name="MT11">.</text:span></text:span><text:span text:style-name="แบบอักษรของย่อหน้าเริ่มต้น"><text:span text:style-name="MT12">com</text:span></text:span></text:p>
            </table:table-cell>
          </table:table-row>
        </table:table>
        <text:p text:style-name="MP8"/>
      </style:header>
      <style:footer>
        <text:p text:style-name="ท้ายกระดาษ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initial-creator>Kruba Dtaan</meta:initial-creator>
    <meta:creation-date>2018-06-19T07:29:00Z</meta:creation-date>
    <dc:date>2018-06-23T16:53:11.787000000</dc:date>
    <meta:print-date>2017-03-03T14:21:00Z</meta:print-date>
    <meta:editing-cycles>3</meta:editing-cycles>
    <meta:editing-duration>PT2M3S</meta:editing-duration>
    <meta:document-statistic meta:table-count="1" meta:image-count="1" meta:object-count="0" meta:page-count="1" meta:paragraph-count="20" meta:word-count="154" meta:character-count="976" meta:non-whitespace-character-count="842"/>
    <meta:template xlink:type="simple" xlink:actuate="onRequest" xlink:title="" xlink:href="NonImmLaypersonAbroadEmbassyEN"/>
  </office:meta>
</office:document-meta>
</file>